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Lentelė1" style:family="table">
      <style:table-properties style:width="4.725in" table:align="left"/>
    </style:style>
    <style:style style:name="Lentelė1.A" style:family="table-column">
      <style:table-column-properties style:column-width="0.8257in"/>
    </style:style>
    <style:style style:name="Lentelė1.B" style:family="table-column">
      <style:table-column-properties style:column-width="1.0271in"/>
    </style:style>
    <style:style style:name="Lentelė1.C" style:family="table-column">
      <style:table-column-properties style:column-width="0.9451in"/>
    </style:style>
    <style:style style:name="Lentelė1.D" style:family="table-column">
      <style:table-column-properties style:column-width="1.9271in"/>
    </style:style>
    <style:style style:name="Lentelė1.A1" style:family="table-cell">
      <style:table-cell-properties fo:padding="0.0382in" fo:border-left="0.05pt solid #000000" fo:border-right="none" fo:border-top="0.05pt solid #000000" fo:border-bottom="0.05pt solid #000000"/>
    </style:style>
    <style:style style:name="Lentelė1.D1" style:family="table-cell">
      <style:table-cell-properties fo:padding="0.0382in" fo:border="0.05pt solid #000000"/>
    </style:style>
    <style:style style:name="Lentelė1.A2" style:family="table-cell">
      <style:table-cell-properties fo:padding="0.0382in" fo:border-left="0.05pt solid #000000" fo:border-right="none" fo:border-top="none" fo:border-bottom="0.05pt solid #000000"/>
    </style:style>
    <style:style style:name="Lentelė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209d" officeooo:paragraph-rsid="00136e17"/>
    </style:style>
    <style:style style:name="P2" style:family="paragraph" style:parent-style-name="Standard">
      <style:text-properties officeooo:rsid="0011209d" officeooo:paragraph-rsid="001698d3"/>
    </style:style>
    <style:style style:name="P3" style:family="paragraph" style:parent-style-name="Standard">
      <style:text-properties officeooo:rsid="0012c31d" officeooo:paragraph-rsid="0012c31d"/>
    </style:style>
    <style:style style:name="P4" style:family="paragraph" style:parent-style-name="Standard">
      <style:text-properties officeooo:rsid="0012c31d" officeooo:paragraph-rsid="001698d3"/>
    </style:style>
    <style:style style:name="P5" style:family="paragraph" style:parent-style-name="Standard">
      <style:text-properties officeooo:rsid="0012c31d" officeooo:paragraph-rsid="0026a769"/>
    </style:style>
    <style:style style:name="P6" style:family="paragraph" style:parent-style-name="Standard">
      <style:text-properties officeooo:rsid="0012c31d" officeooo:paragraph-rsid="002a2bae"/>
    </style:style>
    <style:style style:name="P7" style:family="paragraph" style:parent-style-name="Standard">
      <style:text-properties officeooo:rsid="0012c31d" officeooo:paragraph-rsid="003638c5"/>
    </style:style>
    <style:style style:name="P8" style:family="paragraph" style:parent-style-name="Standard">
      <style:text-properties officeooo:rsid="0012c31d" officeooo:paragraph-rsid="00136e17"/>
    </style:style>
    <style:style style:name="P9" style:family="paragraph" style:parent-style-name="Standard">
      <style:text-properties officeooo:rsid="00136e17" officeooo:paragraph-rsid="00136e17"/>
    </style:style>
    <style:style style:name="P10" style:family="paragraph" style:parent-style-name="Standard">
      <style:text-properties officeooo:rsid="00136e17" officeooo:paragraph-rsid="001698d3"/>
    </style:style>
    <style:style style:name="P11" style:family="paragraph" style:parent-style-name="Standard">
      <style:text-properties officeooo:rsid="001d0f3c" officeooo:paragraph-rsid="001d0f3c"/>
    </style:style>
    <style:style style:name="P12" style:family="paragraph" style:parent-style-name="Standard">
      <style:text-properties officeooo:rsid="00282864" officeooo:paragraph-rsid="00282864"/>
    </style:style>
    <style:style style:name="P13" style:family="paragraph" style:parent-style-name="Standard">
      <style:text-properties fo:language="lt" fo:country="LT" officeooo:rsid="0026a769" officeooo:paragraph-rsid="0026a769"/>
    </style:style>
    <style:style style:name="P14" style:family="paragraph" style:parent-style-name="Standard">
      <style:text-properties fo:language="lt" fo:country="LT" officeooo:rsid="0017757d" officeooo:paragraph-rsid="002a2bae"/>
    </style:style>
    <style:style style:name="P15" style:family="paragraph" style:parent-style-name="Standard">
      <style:text-properties fo:language="lt" fo:country="LT" officeooo:rsid="0017757d" officeooo:paragraph-rsid="002a2e62"/>
    </style:style>
    <style:style style:name="P16" style:family="paragraph" style:parent-style-name="Standard">
      <style:text-properties fo:language="lt" fo:country="LT" officeooo:rsid="00136e17" officeooo:paragraph-rsid="00155904"/>
    </style:style>
    <style:style style:name="P17" style:family="paragraph" style:parent-style-name="Standard">
      <style:text-properties fo:font-weight="bold" officeooo:rsid="003ed83c" officeooo:paragraph-rsid="003ed83c" style:font-weight-asian="bold" style:font-weight-complex="bold"/>
    </style:style>
    <style:style style:name="P18" style:family="paragraph" style:parent-style-name="Standard">
      <style:text-properties fo:font-weight="bold" officeooo:rsid="003ed83c" officeooo:paragraph-rsid="00407fd0" style:font-weight-asian="bold" style:font-weight-complex="bold"/>
    </style:style>
    <style:style style:name="P19" style:family="paragraph" style:parent-style-name="Table_20_Contents">
      <style:text-properties officeooo:rsid="001d0f3c" officeooo:paragraph-rsid="001d0f3c"/>
    </style:style>
    <style:style style:name="P20" style:family="paragraph" style:parent-style-name="Table_20_Contents">
      <style:text-properties officeooo:rsid="001eeb1b" officeooo:paragraph-rsid="001eeb1b"/>
    </style:style>
    <style:style style:name="P21" style:family="paragraph" style:parent-style-name="Table_20_Contents">
      <style:text-properties officeooo:rsid="003ba92b" officeooo:paragraph-rsid="003ba92b"/>
    </style:style>
    <style:style style:name="P22" style:family="paragraph" style:parent-style-name="Table_20_Contents">
      <style:text-properties officeooo:rsid="003ba92b" officeooo:paragraph-rsid="001eeb1b"/>
    </style:style>
    <style:style style:name="P23" style:family="paragraph" style:parent-style-name="Table_20_Contents">
      <style:text-properties officeooo:rsid="003ca0a2" officeooo:paragraph-rsid="003ca0a2"/>
    </style:style>
    <style:style style:name="P24" style:family="paragraph" style:parent-style-name="Standard" style:list-style-name="L1">
      <style:text-properties officeooo:paragraph-rsid="0011209d"/>
    </style:style>
    <style:style style:name="P25" style:family="paragraph" style:parent-style-name="Standard" style:list-style-name="L1">
      <style:text-properties officeooo:paragraph-rsid="002c2caa"/>
    </style:style>
    <style:style style:name="P26" style:family="paragraph" style:parent-style-name="Standard" style:list-style-name="L1">
      <style:text-properties officeooo:paragraph-rsid="00136e17"/>
    </style:style>
    <style:style style:name="P27" style:family="paragraph" style:parent-style-name="Standard" style:list-style-name="L1">
      <style:text-properties officeooo:paragraph-rsid="0043d3e5"/>
    </style:style>
    <style:style style:name="P28" style:family="paragraph" style:parent-style-name="Standard" style:list-style-name="L1">
      <style:text-properties officeooo:paragraph-rsid="001698d3"/>
    </style:style>
    <style:style style:name="P29" style:family="paragraph" style:parent-style-name="Standard" style:list-style-name="L1">
      <style:text-properties officeooo:paragraph-rsid="003638c5"/>
    </style:style>
    <style:style style:name="P30" style:family="paragraph" style:parent-style-name="Standard" style:list-style-name="L1">
      <style:text-properties officeooo:paragraph-rsid="00382c9b"/>
    </style:style>
    <style:style style:name="P31" style:family="paragraph" style:parent-style-name="Standard" style:list-style-name="L1">
      <style:text-properties officeooo:paragraph-rsid="003a0b7b"/>
    </style:style>
    <style:style style:name="P32" style:family="paragraph" style:parent-style-name="Standard" style:list-style-name="L1">
      <style:text-properties fo:language="lt" fo:country="LT" officeooo:rsid="00136e17" officeooo:paragraph-rsid="0043d3e5"/>
    </style:style>
    <style:style style:name="P33" style:family="paragraph" style:parent-style-name="Standard" style:list-style-name="L1">
      <style:text-properties officeooo:rsid="0011209d" officeooo:paragraph-rsid="002c2caa"/>
    </style:style>
    <style:style style:name="P34" style:family="paragraph" style:parent-style-name="Standard" style:list-style-name="L1">
      <style:text-properties officeooo:rsid="0011209d" officeooo:paragraph-rsid="00155904"/>
    </style:style>
    <style:style style:name="P35" style:family="paragraph" style:parent-style-name="Standard" style:list-style-name="L1">
      <style:text-properties officeooo:rsid="0011209d" officeooo:paragraph-rsid="0043d3e5"/>
    </style:style>
    <style:style style:name="P36" style:family="paragraph" style:parent-style-name="Standard">
      <style:text-properties fo:font-weight="bold" officeooo:rsid="00407fd0" officeooo:paragraph-rsid="00407fd0" style:font-weight-asian="bold" style:font-weight-complex="bold"/>
    </style:style>
    <style:style style:name="P37" style:family="paragraph" style:parent-style-name="Standard">
      <style:text-properties officeooo:paragraph-rsid="0026a769"/>
    </style:style>
    <style:style style:name="P38" style:family="paragraph" style:parent-style-name="Standard">
      <style:text-properties officeooo:paragraph-rsid="00346dd1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136e17"/>
    </style:style>
    <style:style style:name="T3" style:family="text">
      <style:text-properties fo:language="lt" fo:country="LT" officeooo:rsid="00155904"/>
    </style:style>
    <style:style style:name="T4" style:family="text">
      <style:text-properties fo:language="lt" fo:country="LT" officeooo:rsid="001698d3"/>
    </style:style>
    <style:style style:name="T5" style:family="text">
      <style:text-properties fo:language="lt" fo:country="LT" officeooo:rsid="0017757d"/>
    </style:style>
    <style:style style:name="T6" style:family="text">
      <style:text-properties fo:language="lt" fo:country="LT" officeooo:rsid="0026a769"/>
    </style:style>
    <style:style style:name="T7" style:family="text">
      <style:text-properties fo:language="lt" fo:country="LT" officeooo:rsid="002c2caa"/>
    </style:style>
    <style:style style:name="T8" style:family="text">
      <style:text-properties fo:language="lt" fo:country="LT" officeooo:rsid="002d485d"/>
    </style:style>
    <style:style style:name="T9" style:family="text">
      <style:text-properties fo:language="lt" fo:country="LT" officeooo:rsid="0012c31d"/>
    </style:style>
    <style:style style:name="T10" style:family="text">
      <style:text-properties fo:language="lt" fo:country="LT" officeooo:rsid="00346dd1"/>
    </style:style>
    <style:style style:name="T11" style:family="text">
      <style:text-properties fo:language="lt" fo:country="LT" officeooo:rsid="003638c5"/>
    </style:style>
    <style:style style:name="T12" style:family="text">
      <style:text-properties fo:language="lt" fo:country="LT" fo:font-weight="bold" officeooo:rsid="0017757d" style:font-weight-asian="bold" style:font-weight-complex="bold"/>
    </style:style>
    <style:style style:name="T13" style:family="text">
      <style:text-properties fo:language="lt" fo:country="LT" fo:font-weight="bold" officeooo:rsid="00346dd1" style:font-weight-asian="bold" style:font-weight-complex="bold"/>
    </style:style>
    <style:style style:name="T14" style:family="text">
      <style:text-properties fo:language="lt" fo:country="LT" fo:font-weight="bold" officeooo:rsid="003638c5" style:font-weight-asian="bold" style:font-weight-complex="bold"/>
    </style:style>
    <style:style style:name="T15" style:family="text">
      <style:text-properties fo:language="lt" fo:country="LT" fo:font-style="italic" officeooo:rsid="003638c5" style:font-style-asian="italic" style:font-style-complex="italic"/>
    </style:style>
    <style:style style:name="T16" style:family="text">
      <style:text-properties fo:language="lt" fo:country="LT" fo:font-style="italic" officeooo:rsid="00382c9b" style:font-style-asian="italic" style:font-style-complex="italic"/>
    </style:style>
    <style:style style:name="T17" style:family="text">
      <style:text-properties fo:language="lt" fo:country="LT" fo:font-style="italic" officeooo:rsid="003a0b7b" style:font-style-asian="italic" style:font-style-complex="italic"/>
    </style:style>
    <style:style style:name="T18" style:family="text">
      <style:text-properties fo:language="lt" fo:country="LT" fo:font-style="italic" officeooo:rsid="003d1337" style:font-style-asian="italic" style:font-style-complex="italic"/>
    </style:style>
    <style:style style:name="T19" style:family="text">
      <style:text-properties fo:language="lt" fo:country="LT" fo:font-style="italic" officeooo:rsid="0045764d" style:font-style-asian="italic" style:font-style-complex="italic"/>
    </style:style>
    <style:style style:name="T20" style:family="text">
      <style:text-properties fo:language="lt" fo:country="LT" officeooo:rsid="00382c9b"/>
    </style:style>
    <style:style style:name="T21" style:family="text">
      <style:text-properties fo:language="lt" fo:country="LT" officeooo:rsid="003a0b7b"/>
    </style:style>
    <style:style style:name="T22" style:family="text">
      <style:text-properties fo:language="lt" fo:country="LT" officeooo:rsid="003ba92b"/>
    </style:style>
    <style:style style:name="T23" style:family="text">
      <style:text-properties fo:language="lt" fo:country="LT" officeooo:rsid="003ed83c"/>
    </style:style>
    <style:style style:name="T24" style:family="text">
      <style:text-properties fo:language="lt" fo:country="LT" officeooo:rsid="0043d3e5"/>
    </style:style>
    <style:style style:name="T25" style:family="text">
      <style:text-properties fo:language="lt" fo:country="LT" officeooo:rsid="0045764d"/>
    </style:style>
    <style:style style:name="T26" style:family="text">
      <style:text-properties officeooo:rsid="00136e17"/>
    </style:style>
    <style:style style:name="T27" style:family="text">
      <style:text-properties officeooo:rsid="001698d3"/>
    </style:style>
    <style:style style:name="T28" style:family="text">
      <style:text-properties officeooo:rsid="00282864"/>
    </style:style>
    <style:style style:name="T29" style:family="text">
      <style:text-properties officeooo:rsid="002c2caa"/>
    </style:style>
    <style:style style:name="T30" style:family="text">
      <style:text-properties officeooo:rsid="002d485d"/>
    </style:style>
    <style:style style:name="T31" style:family="text">
      <style:text-properties officeooo:rsid="00346dd1"/>
    </style:style>
    <style:style style:name="T32" style:family="text">
      <style:text-properties officeooo:rsid="003ba92b"/>
    </style:style>
    <style:style style:name="T33" style:family="text">
      <style:text-properties officeooo:rsid="00407fd0"/>
    </style:style>
    <style:style style:name="T34" style:family="text">
      <style:text-properties officeooo:rsid="0043d3e5"/>
    </style:style>
    <style:style style:name="T35" style:family="text">
      <style:text-properties officeooo:rsid="0012c31d"/>
    </style:style>
    <style:style style:name="T36" style:family="text">
      <style:text-properties officeooo:rsid="0045764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Kompiuterių architektūra</text:p>
      <text:p text:style-name="P12">Lab. darbas Nr. 1</text:p>
      <text:p text:style-name="P12">Programavimo užduotis.</text:p>
      <text:p text:style-name="P5">Parašykite <text:span text:style-name="T28">asembler kalba </text:span><text:span text:style-name="T1">programą, kuri:</text:span></text:p>
      <text:p text:style-name="P13">1) išveda Jūsų vardą, pavardę, kursą, grupę;</text:p>
      <text:p text:style-name="P37"><text:span text:style-name="T6">2)</text:span><text:span text:style-name="T9"> paprašo įvesti tekstinę (ascii) <text:s/>eilutę nuo </text:span><text:span text:style-name="T24">10</text:span><text:span text:style-name="T9"> iki 80 simbolių;</text:span></text:p>
      <text:p text:style-name="P38"><text:span text:style-name="T10">3) </text:span><text:span text:style-name="T9">paprašo </text:span><text:span text:style-name="T10">tris </text:span><text:span text:style-name="T25">t</text:span><text:span text:style-name="T10">eigiamus sveikuosius skaičius </text:span><text:span text:style-name="T15">a, b, c</text:span><text:span text:style-name="T11"> </text:span><text:span text:style-name="T10">(nuo </text:span><text:span text:style-name="T25">1</text:span><text:span text:style-name="T10"> iki 65535, po vieną atskiroje eilutėje)</text:span><text:span text:style-name="T9">;</text:span></text:p>
      <text:p text:style-name="P6"><text:span text:style-name="T10">4</text:span><text:span text:style-name="T6">) </text:span><text:span text:style-name="T1">išveda </text:span><text:span text:style-name="T22">trij</text:span><text:span text:style-name="T23">ų</text:span><text:span text:style-name="T1"> uždavinių atsakymus (pagal Jums paskirtus variantus).</text:span></text:p>
      <text:p text:style-name="P14"/>
      <text:p text:style-name="P14"/>
      <text:p text:style-name="Standard"/>
      <text:p text:style-name="P11">Uždavinių paskirstymas pagal studento numerį grupės sąraše:</text:p>
      <text:p text:style-name="P11"/>
      <table:table table:name="Lentelė1" table:style-name="Lentelė1">
        <table:table-column table:style-name="Lentelė1.A"/>
        <table:table-column table:style-name="Lentelė1.B"/>
        <table:table-column table:style-name="Lentelė1.C"/>
        <table:table-column table:style-name="Lentelė1.D"/>
        <table:table-row>
          <table:table-cell table:style-name="Lentelė1.A1" office:value-type="string">
            <text:p text:style-name="P19">Numeris </text:p>
            <text:p text:style-name="P19">grupės </text:p>
            <text:p text:style-name="P19">sąraše</text:p>
          </table:table-cell>
          <table:table-cell table:style-name="Lentelė1.A1" office:value-type="string">
            <text:p text:style-name="P19">A uždavinys</text:p>
          </table:table-cell>
          <table:table-cell table:style-name="Lentelė1.A1" office:value-type="string">
            <text:p text:style-name="P19">B uždavinys</text:p>
          </table:table-cell>
          <table:table-cell table:style-name="Lentelė1.D1" office:value-type="string">
            <text:p text:style-name="P19">C uždavinys</text:p>
          </table:table-cell>
        </table:table-row>
        <table:table-row>
          <table:table-cell table:style-name="Lentelė1.A2" office:value-type="string">
            <text:p text:style-name="P19">1</text:p>
          </table:table-cell>
          <table:table-cell table:style-name="Lentelė1.A2" office:value-type="string">
            <text:p text:style-name="P19">1</text:p>
          </table:table-cell>
          <table:table-cell table:style-name="Lentelė1.A2" office:value-type="string">
            <text:p text:style-name="P19">2</text:p>
          </table:table-cell>
          <table:table-cell table:style-name="Lentelė1.D2" office:value-type="string">
            <text:p text:style-name="P19">3</text:p>
          </table:table-cell>
        </table:table-row>
        <table:table-row>
          <table:table-cell table:style-name="Lentelė1.A2" office:value-type="string">
            <text:p text:style-name="P19">2</text:p>
          </table:table-cell>
          <table:table-cell table:style-name="Lentelė1.A2" office:value-type="string">
            <text:p text:style-name="P19">2</text:p>
          </table:table-cell>
          <table:table-cell table:style-name="Lentelė1.A2" office:value-type="string">
            <text:p text:style-name="P19">3</text:p>
          </table:table-cell>
          <table:table-cell table:style-name="Lentelė1.D2" office:value-type="string">
            <text:p text:style-name="P19">4</text:p>
          </table:table-cell>
        </table:table-row>
        <table:table-row>
          <table:table-cell table:style-name="Lentelė1.A2" office:value-type="string">
            <text:p text:style-name="P19">3</text:p>
          </table:table-cell>
          <table:table-cell table:style-name="Lentelė1.A2" office:value-type="string">
            <text:p text:style-name="P19">3</text:p>
          </table:table-cell>
          <table:table-cell table:style-name="Lentelė1.A2" office:value-type="string">
            <text:p text:style-name="P19">4</text:p>
          </table:table-cell>
          <table:table-cell table:style-name="Lentelė1.D2" office:value-type="string">
            <text:p text:style-name="P19">1</text:p>
          </table:table-cell>
        </table:table-row>
        <table:table-row>
          <table:table-cell table:style-name="Lentelė1.A2" office:value-type="string">
            <text:p text:style-name="P19">4</text:p>
          </table:table-cell>
          <table:table-cell table:style-name="Lentelė1.A2" office:value-type="string">
            <text:p text:style-name="P19">4</text:p>
          </table:table-cell>
          <table:table-cell table:style-name="Lentelė1.A2" office:value-type="string">
            <text:p text:style-name="P19">1</text:p>
          </table:table-cell>
          <table:table-cell table:style-name="Lentelė1.D2" office:value-type="string">
            <text:p text:style-name="P19">2</text:p>
          </table:table-cell>
        </table:table-row>
        <table:table-row>
          <table:table-cell table:style-name="Lentelė1.A2" office:value-type="string">
            <text:p text:style-name="P19">5</text:p>
          </table:table-cell>
          <table:table-cell table:style-name="Lentelė1.A2" office:value-type="string">
            <text:p text:style-name="P19">5</text:p>
          </table:table-cell>
          <table:table-cell table:style-name="Lentelė1.A2" office:value-type="string">
            <text:p text:style-name="P19">6</text:p>
          </table:table-cell>
          <table:table-cell table:style-name="Lentelė1.D2" office:value-type="string">
            <text:p text:style-name="P19">7</text:p>
          </table:table-cell>
        </table:table-row>
        <table:table-row>
          <table:table-cell table:style-name="Lentelė1.A2" office:value-type="string">
            <text:p text:style-name="P20">6</text:p>
          </table:table-cell>
          <table:table-cell table:style-name="Lentelė1.A2" office:value-type="string">
            <text:p text:style-name="P19">6</text:p>
          </table:table-cell>
          <table:table-cell table:style-name="Lentelė1.A2" office:value-type="string">
            <text:p text:style-name="P19">7</text:p>
          </table:table-cell>
          <table:table-cell table:style-name="Lentelė1.D2" office:value-type="string">
            <text:p text:style-name="P19">8</text:p>
          </table:table-cell>
        </table:table-row>
        <table:table-row>
          <table:table-cell table:style-name="Lentelė1.A2" office:value-type="string">
            <text:p text:style-name="P20">7</text:p>
          </table:table-cell>
          <table:table-cell table:style-name="Lentelė1.A2" office:value-type="string">
            <text:p text:style-name="P19">7</text:p>
          </table:table-cell>
          <table:table-cell table:style-name="Lentelė1.A2" office:value-type="string">
            <text:p text:style-name="P19">8</text:p>
          </table:table-cell>
          <table:table-cell table:style-name="Lentelė1.D2" office:value-type="string">
            <text:p text:style-name="P19">5</text:p>
          </table:table-cell>
        </table:table-row>
        <table:table-row>
          <table:table-cell table:style-name="Lentelė1.A2" office:value-type="string">
            <text:p text:style-name="P20">8</text:p>
          </table:table-cell>
          <table:table-cell table:style-name="Lentelė1.A2" office:value-type="string">
            <text:p text:style-name="P19">8</text:p>
          </table:table-cell>
          <table:table-cell table:style-name="Lentelė1.A2" office:value-type="string">
            <text:p text:style-name="P19">5</text:p>
          </table:table-cell>
          <table:table-cell table:style-name="Lentelė1.D2" office:value-type="string">
            <text:p text:style-name="P19">6</text:p>
          </table:table-cell>
        </table:table-row>
        <table:table-row>
          <table:table-cell table:style-name="Lentelė1.A2" office:value-type="string">
            <text:p text:style-name="P20">9</text:p>
          </table:table-cell>
          <table:table-cell table:style-name="Lentelė1.A2" office:value-type="string">
            <text:p text:style-name="P20">9</text:p>
          </table:table-cell>
          <table:table-cell table:style-name="Lentelė1.A2" office:value-type="string">
            <text:p text:style-name="P20">10</text:p>
          </table:table-cell>
          <table:table-cell table:style-name="Lentelė1.D2" office:value-type="string">
            <text:p text:style-name="P20">1<text:span text:style-name="T32">0</text:span></text:p>
          </table:table-cell>
        </table:table-row>
        <table:table-row>
          <table:table-cell table:style-name="Lentelė1.A2" office:value-type="string">
            <text:p text:style-name="P20">10</text:p>
          </table:table-cell>
          <table:table-cell table:style-name="Lentelė1.A2" office:value-type="string">
            <text:p text:style-name="P20">10</text:p>
          </table:table-cell>
          <table:table-cell table:style-name="Lentelė1.A2" office:value-type="string">
            <text:p text:style-name="P20">11</text:p>
          </table:table-cell>
          <table:table-cell table:style-name="Lentelė1.D2" office:value-type="string">
            <text:p text:style-name="P22">9</text:p>
          </table:table-cell>
        </table:table-row>
        <table:table-row>
          <table:table-cell table:style-name="Lentelė1.A2" office:value-type="string">
            <text:p text:style-name="P20">11</text:p>
          </table:table-cell>
          <table:table-cell table:style-name="Lentelė1.A2" office:value-type="string">
            <text:p text:style-name="P20">11</text:p>
          </table:table-cell>
          <table:table-cell table:style-name="Lentelė1.A2" office:value-type="string">
            <text:p text:style-name="P20">12</text:p>
          </table:table-cell>
          <table:table-cell table:style-name="Lentelė1.D2" office:value-type="string">
            <text:p text:style-name="P21">8</text:p>
          </table:table-cell>
        </table:table-row>
        <table:table-row>
          <table:table-cell table:style-name="Lentelė1.A2" office:value-type="string">
            <text:p text:style-name="P20">12</text:p>
          </table:table-cell>
          <table:table-cell table:style-name="Lentelė1.A2" office:value-type="string">
            <text:p text:style-name="P20">12</text:p>
          </table:table-cell>
          <table:table-cell table:style-name="Lentelė1.A2" office:value-type="string">
            <text:p text:style-name="P20">9</text:p>
          </table:table-cell>
          <table:table-cell table:style-name="Lentelė1.D2" office:value-type="string">
            <text:p text:style-name="P20">10</text:p>
          </table:table-cell>
        </table:table-row>
        <table:table-row>
          <table:table-cell table:style-name="Lentelė1.A2" office:value-type="string">
            <text:p text:style-name="P20">13</text:p>
          </table:table-cell>
          <table:table-cell table:style-name="Lentelė1.A2" office:value-type="string">
            <text:p text:style-name="P19">4</text:p>
          </table:table-cell>
          <table:table-cell table:style-name="Lentelė1.A2" office:value-type="string">
            <text:p text:style-name="P19">2</text:p>
          </table:table-cell>
          <table:table-cell table:style-name="Lentelė1.D2" office:value-type="string">
            <text:p text:style-name="P19">3</text:p>
          </table:table-cell>
        </table:table-row>
        <table:table-row>
          <table:table-cell table:style-name="Lentelė1.A2" office:value-type="string">
            <text:p text:style-name="P20">14</text:p>
          </table:table-cell>
          <table:table-cell table:style-name="Lentelė1.A2" office:value-type="string">
            <text:p text:style-name="P19">1</text:p>
          </table:table-cell>
          <table:table-cell table:style-name="Lentelė1.A2" office:value-type="string">
            <text:p text:style-name="P19">3</text:p>
          </table:table-cell>
          <table:table-cell table:style-name="Lentelė1.D2" office:value-type="string">
            <text:p text:style-name="P19">4</text:p>
          </table:table-cell>
        </table:table-row>
        <table:table-row>
          <table:table-cell table:style-name="Lentelė1.A2" office:value-type="string">
            <text:p text:style-name="P20">15</text:p>
          </table:table-cell>
          <table:table-cell table:style-name="Lentelė1.A2" office:value-type="string">
            <text:p text:style-name="P19">2</text:p>
          </table:table-cell>
          <table:table-cell table:style-name="Lentelė1.A2" office:value-type="string">
            <text:p text:style-name="P19">4</text:p>
          </table:table-cell>
          <table:table-cell table:style-name="Lentelė1.D2" office:value-type="string">
            <text:p text:style-name="P19">1</text:p>
          </table:table-cell>
        </table:table-row>
        <table:table-row>
          <table:table-cell table:style-name="Lentelė1.A2" office:value-type="string">
            <text:p text:style-name="P20">16</text:p>
          </table:table-cell>
          <table:table-cell table:style-name="Lentelė1.A2" office:value-type="string">
            <text:p text:style-name="P19">3</text:p>
          </table:table-cell>
          <table:table-cell table:style-name="Lentelė1.A2" office:value-type="string">
            <text:p text:style-name="P19">1</text:p>
          </table:table-cell>
          <table:table-cell table:style-name="Lentelė1.D2" office:value-type="string">
            <text:p text:style-name="P19">2</text:p>
          </table:table-cell>
        </table:table-row>
        <table:table-row>
          <table:table-cell table:style-name="Lentelė1.A2" office:value-type="string">
            <text:p text:style-name="P20">17</text:p>
          </table:table-cell>
          <table:table-cell table:style-name="Lentelė1.A2" office:value-type="string">
            <text:p text:style-name="P19">8</text:p>
          </table:table-cell>
          <table:table-cell table:style-name="Lentelė1.A2" office:value-type="string">
            <text:p text:style-name="P19">6</text:p>
          </table:table-cell>
          <table:table-cell table:style-name="Lentelė1.D2" office:value-type="string">
            <text:p text:style-name="P19">7</text:p>
          </table:table-cell>
        </table:table-row>
        <table:table-row>
          <table:table-cell table:style-name="Lentelė1.A2" office:value-type="string">
            <text:p text:style-name="P20">18</text:p>
          </table:table-cell>
          <table:table-cell table:style-name="Lentelė1.A2" office:value-type="string">
            <text:p text:style-name="P19">5</text:p>
          </table:table-cell>
          <table:table-cell table:style-name="Lentelė1.A2" office:value-type="string">
            <text:p text:style-name="P19">7</text:p>
          </table:table-cell>
          <table:table-cell table:style-name="Lentelė1.D2" office:value-type="string">
            <text:p text:style-name="P19">8</text:p>
          </table:table-cell>
        </table:table-row>
        <table:table-row>
          <table:table-cell table:style-name="Lentelė1.A2" office:value-type="string">
            <text:p text:style-name="P20">19</text:p>
          </table:table-cell>
          <table:table-cell table:style-name="Lentelė1.A2" office:value-type="string">
            <text:p text:style-name="P19">6</text:p>
          </table:table-cell>
          <table:table-cell table:style-name="Lentelė1.A2" office:value-type="string">
            <text:p text:style-name="P19">8</text:p>
          </table:table-cell>
          <table:table-cell table:style-name="Lentelė1.D2" office:value-type="string">
            <text:p text:style-name="P19">5</text:p>
          </table:table-cell>
        </table:table-row>
        <table:table-row>
          <table:table-cell table:style-name="Lentelė1.A2" office:value-type="string">
            <text:p text:style-name="P20">20</text:p>
          </table:table-cell>
          <table:table-cell table:style-name="Lentelė1.A2" office:value-type="string">
            <text:p text:style-name="P19">7</text:p>
          </table:table-cell>
          <table:table-cell table:style-name="Lentelė1.A2" office:value-type="string">
            <text:p text:style-name="P19">5</text:p>
          </table:table-cell>
          <table:table-cell table:style-name="Lentelė1.D2" office:value-type="string">
            <text:p text:style-name="P19">6</text:p>
          </table:table-cell>
        </table:table-row>
        <table:table-row>
          <table:table-cell table:style-name="Lentelė1.A2" office:value-type="string">
            <text:p text:style-name="P20">21</text:p>
          </table:table-cell>
          <table:table-cell table:style-name="Lentelė1.A2" office:value-type="string">
            <text:p text:style-name="P20">12</text:p>
          </table:table-cell>
          <table:table-cell table:style-name="Lentelė1.A2" office:value-type="string">
            <text:p text:style-name="P20">10</text:p>
          </table:table-cell>
          <table:table-cell table:style-name="Lentelė1.D2" office:value-type="string">
            <text:p text:style-name="P20">1<text:span text:style-name="T32">0</text:span></text:p>
          </table:table-cell>
        </table:table-row>
        <table:table-row>
          <table:table-cell table:style-name="Lentelė1.A2" office:value-type="string">
            <text:p text:style-name="P20">22</text:p>
          </table:table-cell>
          <table:table-cell table:style-name="Lentelė1.A2" office:value-type="string">
            <text:p text:style-name="P20">9</text:p>
          </table:table-cell>
          <table:table-cell table:style-name="Lentelė1.A2" office:value-type="string">
            <text:p text:style-name="P20">11</text:p>
          </table:table-cell>
          <table:table-cell table:style-name="Lentelė1.D2" office:value-type="string">
            <text:p text:style-name="P21">7</text:p>
          </table:table-cell>
        </table:table-row>
        <table:table-row>
          <table:table-cell table:style-name="Lentelė1.A2" office:value-type="string">
            <text:p text:style-name="P20">23</text:p>
          </table:table-cell>
          <table:table-cell table:style-name="Lentelė1.A2" office:value-type="string">
            <text:p text:style-name="P20">10</text:p>
          </table:table-cell>
          <table:table-cell table:style-name="Lentelė1.A2" office:value-type="string">
            <text:p text:style-name="P20">12</text:p>
          </table:table-cell>
          <table:table-cell table:style-name="Lentelė1.D2" office:value-type="string">
            <text:p text:style-name="P20">9</text:p>
          </table:table-cell>
        </table:table-row>
        <table:table-row>
          <table:table-cell table:style-name="Lentelė1.A2" office:value-type="string">
            <text:p text:style-name="P20">24</text:p>
          </table:table-cell>
          <table:table-cell table:style-name="Lentelė1.A2" office:value-type="string">
            <text:p text:style-name="P20">11</text:p>
          </table:table-cell>
          <table:table-cell table:style-name="Lentelė1.A2" office:value-type="string">
            <text:p text:style-name="P20">9</text:p>
          </table:table-cell>
          <table:table-cell table:style-name="Lentelė1.D2" office:value-type="string">
            <text:p text:style-name="P20">10</text:p>
          </table:table-cell>
        </table:table-row>
        <table:table-row>
          <table:table-cell table:style-name="Lentelė1.A2" office:value-type="string">
            <text:p text:style-name="P20">25</text:p>
          </table:table-cell>
          <table:table-cell table:style-name="Lentelė1.A2" office:value-type="string">
            <text:p text:style-name="P19">3</text:p>
          </table:table-cell>
          <table:table-cell table:style-name="Lentelė1.A2" office:value-type="string">
            <text:p text:style-name="P19">1</text:p>
          </table:table-cell>
          <table:table-cell table:style-name="Lentelė1.D2" office:value-type="string">
            <text:p text:style-name="P19">4</text:p>
          </table:table-cell>
        </table:table-row>
        <text:soft-page-break/>
        <table:table-row>
          <table:table-cell table:style-name="Lentelė1.A2" office:value-type="string">
            <text:p text:style-name="P20">26</text:p>
          </table:table-cell>
          <table:table-cell table:style-name="Lentelė1.A2" office:value-type="string">
            <text:p text:style-name="P19">4</text:p>
          </table:table-cell>
          <table:table-cell table:style-name="Lentelė1.A2" office:value-type="string">
            <text:p text:style-name="P19">2</text:p>
          </table:table-cell>
          <table:table-cell table:style-name="Lentelė1.D2" office:value-type="string">
            <text:p text:style-name="P19">1</text:p>
          </table:table-cell>
        </table:table-row>
        <table:table-row>
          <table:table-cell table:style-name="Lentelė1.A2" office:value-type="string">
            <text:p text:style-name="P20">27</text:p>
          </table:table-cell>
          <table:table-cell table:style-name="Lentelė1.A2" office:value-type="string">
            <text:p text:style-name="P19">1</text:p>
          </table:table-cell>
          <table:table-cell table:style-name="Lentelė1.A2" office:value-type="string">
            <text:p text:style-name="P19">3</text:p>
          </table:table-cell>
          <table:table-cell table:style-name="Lentelė1.D2" office:value-type="string">
            <text:p text:style-name="P19">2</text:p>
          </table:table-cell>
        </table:table-row>
        <table:table-row>
          <table:table-cell table:style-name="Lentelė1.A2" office:value-type="string">
            <text:p text:style-name="P20">28</text:p>
          </table:table-cell>
          <table:table-cell table:style-name="Lentelė1.A2" office:value-type="string">
            <text:p text:style-name="P19">2</text:p>
          </table:table-cell>
          <table:table-cell table:style-name="Lentelė1.A2" office:value-type="string">
            <text:p text:style-name="P19">4</text:p>
          </table:table-cell>
          <table:table-cell table:style-name="Lentelė1.D2" office:value-type="string">
            <text:p text:style-name="P19">3</text:p>
          </table:table-cell>
        </table:table-row>
        <table:table-row>
          <table:table-cell table:style-name="Lentelė1.A2" office:value-type="string">
            <text:p text:style-name="P20">29</text:p>
          </table:table-cell>
          <table:table-cell table:style-name="Lentelė1.A2" office:value-type="string">
            <text:p text:style-name="P19">7</text:p>
          </table:table-cell>
          <table:table-cell table:style-name="Lentelė1.A2" office:value-type="string">
            <text:p text:style-name="P19">5</text:p>
          </table:table-cell>
          <table:table-cell table:style-name="Lentelė1.D2" office:value-type="string">
            <text:p text:style-name="P19">8</text:p>
          </table:table-cell>
        </table:table-row>
        <table:table-row>
          <table:table-cell table:style-name="Lentelė1.A2" office:value-type="string">
            <text:p text:style-name="P20">30</text:p>
          </table:table-cell>
          <table:table-cell table:style-name="Lentelė1.A2" office:value-type="string">
            <text:p text:style-name="P19">8</text:p>
          </table:table-cell>
          <table:table-cell table:style-name="Lentelė1.A2" office:value-type="string">
            <text:p text:style-name="P19">6</text:p>
          </table:table-cell>
          <table:table-cell table:style-name="Lentelė1.D2" office:value-type="string">
            <text:p text:style-name="P19">5</text:p>
          </table:table-cell>
        </table:table-row>
        <table:table-row>
          <table:table-cell table:style-name="Lentelė1.A2" office:value-type="string">
            <text:p text:style-name="P20">31</text:p>
          </table:table-cell>
          <table:table-cell table:style-name="Lentelė1.A2" office:value-type="string">
            <text:p text:style-name="P19">5</text:p>
          </table:table-cell>
          <table:table-cell table:style-name="Lentelė1.A2" office:value-type="string">
            <text:p text:style-name="P19">7</text:p>
          </table:table-cell>
          <table:table-cell table:style-name="Lentelė1.D2" office:value-type="string">
            <text:p text:style-name="P19">6</text:p>
          </table:table-cell>
        </table:table-row>
        <table:table-row>
          <table:table-cell table:style-name="Lentelė1.A2" office:value-type="string">
            <text:p text:style-name="P20">32</text:p>
          </table:table-cell>
          <table:table-cell table:style-name="Lentelė1.A2" office:value-type="string">
            <text:p text:style-name="P19">6</text:p>
          </table:table-cell>
          <table:table-cell table:style-name="Lentelė1.A2" office:value-type="string">
            <text:p text:style-name="P19">8</text:p>
          </table:table-cell>
          <table:table-cell table:style-name="Lentelė1.D2" office:value-type="string">
            <text:p text:style-name="P19">7</text:p>
          </table:table-cell>
        </table:table-row>
        <table:table-row>
          <table:table-cell table:style-name="Lentelė1.A2" office:value-type="string">
            <text:p text:style-name="P20">33</text:p>
          </table:table-cell>
          <table:table-cell table:style-name="Lentelė1.A2" office:value-type="string">
            <text:p text:style-name="P20">11</text:p>
          </table:table-cell>
          <table:table-cell table:style-name="Lentelė1.A2" office:value-type="string">
            <text:p text:style-name="P20">9</text:p>
          </table:table-cell>
          <table:table-cell table:style-name="Lentelė1.D2" office:value-type="string">
            <text:p text:style-name="P23">8</text:p>
          </table:table-cell>
        </table:table-row>
        <table:table-row>
          <table:table-cell table:style-name="Lentelė1.A2" office:value-type="string">
            <text:p text:style-name="P20">34</text:p>
          </table:table-cell>
          <table:table-cell table:style-name="Lentelė1.A2" office:value-type="string">
            <text:p text:style-name="P20">12</text:p>
          </table:table-cell>
          <table:table-cell table:style-name="Lentelė1.A2" office:value-type="string">
            <text:p text:style-name="P20">10</text:p>
          </table:table-cell>
          <table:table-cell table:style-name="Lentelė1.D2" office:value-type="string">
            <text:p text:style-name="P20">9</text:p>
          </table:table-cell>
        </table:table-row>
        <table:table-row>
          <table:table-cell table:style-name="Lentelė1.A2" office:value-type="string">
            <text:p text:style-name="P20">35</text:p>
          </table:table-cell>
          <table:table-cell table:style-name="Lentelė1.A2" office:value-type="string">
            <text:p text:style-name="P20">9</text:p>
          </table:table-cell>
          <table:table-cell table:style-name="Lentelė1.A2" office:value-type="string">
            <text:p text:style-name="P20">11</text:p>
          </table:table-cell>
          <table:table-cell table:style-name="Lentelė1.D2" office:value-type="string">
            <text:p text:style-name="P23">7</text:p>
          </table:table-cell>
        </table:table-row>
        <table:table-row>
          <table:table-cell table:style-name="Lentelė1.A2" office:value-type="string">
            <text:p text:style-name="P20">36</text:p>
          </table:table-cell>
          <table:table-cell table:style-name="Lentelė1.A2" office:value-type="string">
            <text:p text:style-name="P20">10</text:p>
          </table:table-cell>
          <table:table-cell table:style-name="Lentelė1.A2" office:value-type="string">
            <text:p text:style-name="P20">12</text:p>
          </table:table-cell>
          <table:table-cell table:style-name="Lentelė1.D2" office:value-type="string">
            <text:p text:style-name="P23">9</text:p>
          </table:table-cell>
        </table:table-row>
      </table:table>
      <text:p text:style-name="P11"/>
      <text:p text:style-name="P11"/>
      <text:p text:style-name="P15"/>
      <text:p text:style-name="P38"><text:span text:style-name="T35">Uždavinys A </text:span><text:span text:style-name="T31">(</text:span><text:span text:style-name="T5">dirbama su </text:span><text:span text:style-name="T10">įvest</text:span><text:span text:style-name="T24">osios </text:span><text:span text:style-name="T10"><text:s/></text:span><text:span text:style-name="T5"><text:s/>eilut</text:span><text:span text:style-name="T24">ės kopija</text:span><text:span text:style-name="T31">)</text:span></text:p>
      <text:p text:style-name="P3">Variantai</text:p>
      <text:p text:style-name="P17"><text:span text:style-name="T33">Pastaba. </text:span>Visuose variantuose turima omenyje, kad įvestos eilutės ilgis yra pakankamas, kad galima būtų atlikti nurodytus <text:s/>pakeitimus.</text:p>
      <text:list xml:id="list2404911354" text:style-name="L1">
        <text:list-item>
          <text:p text:style-name="P24"><text:span text:style-name="T2">Programa sukeičia pirmą ir penktą simbolius vietomis, </text:span><text:span text:style-name="T7">o </text:span><text:span text:style-name="T24">tarp šešto ir septinto įterpia</text:span><text:span text:style-name="T7"> ‘*’</text:span><text:span text:style-name="T2">.</text:span></text:p>
        </text:list-item>
        <text:list-item>
          <text:p text:style-name="P32">Programa sukeičia antrą ir penktą simbolius vietomis, <text:span text:style-name="T29">o </text:span><text:span text:style-name="T34">tarp šešto ir septinto įterpia</text:span><text:span text:style-name="T29"> ‘@’</text:span>.</text:p>
        </text:list-item>
        <text:list-item>
          <text:p text:style-name="P32">Programa sukeičia pirmą ir šeštą simbolius vietomis, <text:span text:style-name="T29">o </text:span><text:span text:style-name="T34">tarp <text:s/>septinto ir aštunto įterpia</text:span><text:span text:style-name="T29"> ‘%’</text:span>.</text:p>
        </text:list-item>
        <text:list-item>
          <text:p text:style-name="P32">Programa sukeičia antrą ir šeštą simbolius vietomis, <text:span text:style-name="T29">o </text:span><text:span text:style-name="T34">tarp <text:s/>septinto ir aštunto įterpia</text:span><text:span text:style-name="T29"> <text:s/>‘&amp;’</text:span>.</text:p>
        </text:list-item>
        <text:list-item>
          <text:p text:style-name="P32">Programa sukeičia trečią ir penktą simbolius vietomis, <text:span text:style-name="T29">o </text:span><text:span text:style-name="T34">tarp <text:s/>septinto ir aštunto įterpia</text:span><text:span text:style-name="T29"> <text:s/>‘^’</text:span>.</text:p>
        </text:list-item>
        <text:list-item>
          <text:p text:style-name="P25"><text:span text:style-name="T2">Programa sukeičia ketvirtą ir penktą simbolius vietomis, </text:span><text:span text:style-name="T7">o </text:span><text:span text:style-name="T24">gale prideda</text:span><text:span text:style-name="T7"> ‘|’</text:span><text:span text:style-name="T2">.</text:span></text:p>
        </text:list-item>
        <text:list-item>
          <text:p text:style-name="P32">Programa sukeičia trečią ir šeštą simbolius vietomis, <text:span text:style-name="T29">o </text:span><text:span text:style-name="T34">gale prideda</text:span><text:span text:style-name="T29"> ‘-’</text:span>.</text:p>
        </text:list-item>
        <text:list-item>
          <text:p text:style-name="P32">Programa sukeičia ketvirtą ir šeštą simbolius vietomis, <text:span text:style-name="T29">o </text:span><text:span text:style-name="T34">gale prideda</text:span><text:span text:style-name="T29"> ‘*’</text:span>.</text:p>
        </text:list-item>
        <text:list-item>
          <text:p text:style-name="P25"><text:span text:style-name="T2">Programa sukeičia trečią ir aštuntą simbolius vietomis, </text:span><text:span text:style-name="T7">o </text:span><text:span text:style-name="T24">paskutinįjį</text:span><text:span text:style-name="T7"> padaro ‘@’</text:span><text:span text:style-name="T2">.</text:span></text:p>
        </text:list-item>
        <text:list-item>
          <text:p text:style-name="P32">Programa sukeičia ketvirtą ir aštuntą simbolius vietomis, <text:span text:style-name="T29">o </text:span><text:span text:style-name="T34">paskutinįjį</text:span><text:span text:style-name="T29"> padaro ‘%’</text:span>.</text:p>
        </text:list-item>
        <text:list-item>
          <text:p text:style-name="P33"><text:span text:style-name="T2">Programa sukeičia </text:span><text:span text:style-name="T4">devintą</text:span><text:span text:style-name="T2"> ir aštuntą simbolius vietomis, </text:span><text:span text:style-name="T7">o antrą </text:span><text:span text:style-name="T24">nuo galo </text:span><text:span text:style-name="T7">padaro ‘</text:span><text:span text:style-name="T10">^</text:span><text:span text:style-name="T7">’</text:span><text:span text:style-name="T2">.</text:span></text:p>
        </text:list-item>
        <text:list-item>
          <text:p text:style-name="P33"><text:span text:style-name="T2">Programa sukeičia ketvirtą ir </text:span><text:span text:style-name="T4">devin</text:span><text:span text:style-name="T2">tą simbolius vietomis, </text:span><text:span text:style-name="T7">o antrą </text:span><text:span text:style-name="T24">nuo galo </text:span><text:span text:style-name="T7">padaro ‘</text:span><text:span text:style-name="T10">+</text:span><text:span text:style-name="T7">’</text:span><text:span text:style-name="T2">.</text:span></text:p>
        </text:list-item>
      </text:list>
      <text:p text:style-name="P2"/>
      <text:p text:style-name="P1"/>
      <text:p text:style-name="P1"/>
      <text:p text:style-name="P7">Uždavinys <text:span text:style-name="T26">B (</text:span><text:span text:style-name="T12">dirbama su </text:span><text:span text:style-name="T13">įvest</text:span><text:span text:style-name="T14">osios</text:span><text:span text:style-name="T13"> </text:span><text:span text:style-name="T12"><text:s/></text:span><text:span text:style-name="T14">pradinės tekstinės </text:span><text:span text:style-name="T12">eilut</text:span><text:span text:style-name="T14">ės baitais</text:span><text:span text:style-name="T31">)</text:span></text:p>
      <text:p text:style-name="P8">Variantai</text:p>
      <text:p text:style-name="P36">Pastabos </text:p>
      <text:p text:style-name="P36">1) Bitai čia ir kituose uždaviniuose numeruojami nuo jauniausio, kurio numeris yra NULIS.</text:p>
      <text:p text:style-name="P18"><text:span text:style-name="T33">2) V</text:span>ariantuose, <text:span text:style-name="T33">kur</text:span> <text:span text:style-name="T33">minimas aštuntas ar devintas bitas, tirima omenyje, kad atitinkamas bitas bus paimtas iš gretimo baito, kurio adresas vienetu didesnis</text:span>.</text:p>
      <text:p text:style-name="P9"/>
      <text:list xml:id="list61312225631619" text:continue-list="list2404911354" text:style-name="L1">
        <text:list-item text:start-value="1">
          <text:p text:style-name="P26"><text:span text:style-name="T2">Programa spausdina kiekvieno įvesto baito pirmo, nulinio </text:span><text:span text:style-name="T8">ir trečio</text:span><text:span text:style-name="T2"> bitų </text:span><text:span text:style-name="T24"><text:s/>‘0’ skaičių</text:span><text:span text:style-name="T2">.</text:span></text:p>
        </text:list-item>
        <text:list-item>
          <text:p text:style-name="P27"><text:span text:style-name="T2">Programa spausdina kiekvieno įvesto baito antro, <text:s/>nulinio <text:s/></text:span><text:span text:style-name="T8">ir trečio </text:span><text:span text:style-name="T2">bitų </text:span><text:span text:style-name="T24"><text:s/>‘1’ skaičių</text:span><text:span text:style-name="T2">.</text:span></text:p>
        </text:list-item>
        <text:list-item>
          <text:p text:style-name="P32">Programa spausdina kiekvieno įvesto baito trečio, <text:s/>nulinio <text:s/><text:span text:style-name="T30">ir ketvirto </text:span>bitų <text:span text:style-name="T34"><text:s/>‘0’ skaičių</text:span>.</text:p>
        </text:list-item>
        <text:list-item>
          <text:p text:style-name="P27"><text:span text:style-name="T2">Programa spausdina kiekvieno įvesto baito pirmo, <text:s/></text:span><text:span text:style-name="T8">trečio</text:span><text:span text:style-name="T2"> ir </text:span><text:span text:style-name="T3">paskutinio</text:span><text:span text:style-name="T2"> bitų </text:span><text:span text:style-name="T24"><text:s/>‘1’ skaičių</text:span><text:span text:style-name="T2">.</text:span></text:p>
        </text:list-item>
        <text:list-item>
          <text:p text:style-name="P35"><text:span text:style-name="T2">Programa spausdina kiekvieno įvesto baito antro, </text:span><text:span text:style-name="T8"><text:s/>trečio</text:span><text:span text:style-name="T2"> ir </text:span><text:span text:style-name="T3">paskutinio</text:span><text:span text:style-name="T2"> bitų </text:span><text:span text:style-name="T24"><text:s/>‘0’ skaičių</text:span><text:span text:style-name="T2">.</text:span></text:p>
        </text:list-item>
        <text:list-item>
          <text:p text:style-name="P27"><text:span text:style-name="T2">Programa spausdina kiekvieno įvesto baito <text:s/></text:span><text:span text:style-name="T8">trečio, ketvirto</text:span><text:span text:style-name="T2"> ir </text:span><text:span text:style-name="T3">paskutinio</text:span><text:span text:style-name="T2"> bitų </text:span><text:span text:style-name="T24"><text:s/>‘1’ skaičių</text:span><text:span text:style-name="T2">.</text:span></text:p>
        </text:list-item>
        <text:list-item>
          <text:p text:style-name="P35"><text:span text:style-name="T2">Programa spausdina kiekvieno įvesto baito pirmo, </text:span><text:span text:style-name="T8">penkto</text:span><text:span text:style-name="T2"> ir </text:span><text:span text:style-name="T3">priešpaskutinio</text:span><text:span text:style-name="T2"> bitų </text:span><text:span text:style-name="T24"><text:s/>‘0’ skaičių</text:span><text:span text:style-name="T2">.</text:span></text:p>
        </text:list-item>
        <text:list-item>
          <text:p text:style-name="P27"><text:span text:style-name="T2">Programa spausdina kiekvieno įvesto baito antro, </text:span><text:span text:style-name="T8">trečio</text:span><text:span text:style-name="T2"> ir </text:span><text:span text:style-name="T3">priešpaskutinio</text:span><text:span text:style-name="T2"> bitų </text:span><text:span text:style-name="T24"><text:s/>‘1’ skaičių</text:span><text:span text:style-name="T2">.</text:span></text:p>
        </text:list-item>
        <text:list-item>
          <text:p text:style-name="P34"><text:soft-page-break/><text:span text:style-name="T2">Programa spausdina kiekvieno įvesto baito trečio, </text:span><text:span text:style-name="T8">ketvirto</text:span><text:span text:style-name="T2"> ir </text:span><text:span text:style-name="T3">priešpaskutinio</text:span><text:span text:style-name="T2"> bitų sumą.</text:span></text:p>
        </text:list-item>
        <text:list-item>
          <text:p text:style-name="P34"><text:span text:style-name="T2">Programa spausdina kiekvieno įvesto baito pirmo, </text:span><text:span text:style-name="T8">antro</text:span><text:span text:style-name="T2"> ir </text:span><text:span text:style-name="T3">antro</text:span><text:span text:style-name="T2"> bitų sumą.</text:span></text:p>
        </text:list-item>
        <text:list-item>
          <text:p text:style-name="P34"><text:span text:style-name="T2">Programa spausdina kiekvieno įvesto baito antro, </text:span><text:span text:style-name="T8">aštunto</text:span><text:span text:style-name="T2"> ir </text:span><text:span text:style-name="T3">trečio</text:span><text:span text:style-name="T2"> bitų sumą.</text:span></text:p>
        </text:list-item>
        <text:list-item>
          <text:p text:style-name="P34"><text:span text:style-name="T2">Programa spausdina kiekvieno įvesto baito trečio, </text:span><text:span text:style-name="T8">devinto</text:span><text:span text:style-name="T2"> ir </text:span><text:span text:style-name="T3">ketvirto</text:span><text:span text:style-name="T2"> bitų sumą.</text:span></text:p>
        </text:list-item>
      </text:list>
      <text:p text:style-name="P16"/>
      <text:p text:style-name="P16"/>
      <text:p text:style-name="P16"/>
      <text:p text:style-name="P4">Uždavinys <text:span text:style-name="T27">C (dirbama su įvestais skaičiais, visi aritmetiniai veiksmai atliekami su sveikaisiais skačiais)</text:span></text:p>
      <text:p text:style-name="P4">Variantai</text:p>
      <text:p text:style-name="P10">[<text:span text:style-name="T27">Atsakymas pateikiamas 10-tainėje sistemoje.</text:span>]</text:p>
      <text:list xml:id="list61312789068643" text:continue-list="list61312225631619" text:style-name="L1">
        <text:list-item text:start-value="1">
          <text:p text:style-name="P28"><text:span text:style-name="T2">Programa </text:span><text:span text:style-name="T11">apskaičiuoja ir išspausdina reiškinio </text:span><text:span text:style-name="T15">max(a / </text:span><text:span text:style-name="T19">b</text:span><text:span text:style-name="T15"> + 3, b % 2, min(c, 123))</text:span><text:span text:style-name="T11"> reikšmę</text:span><text:span text:style-name="T2">. </text:span></text:p>
        </text:list-item>
        <text:list-item>
          <text:p text:style-name="P29"><text:span text:style-name="T2">Programa </text:span><text:span text:style-name="T11">apskaičiuoja ir išspausdina reiškinio </text:span><text:span text:style-name="T15">min(</text:span><text:span text:style-name="T19">b</text:span><text:span text:style-name="T15"> / 3, c % 200, max(</text:span><text:span text:style-name="T19">a</text:span><text:span text:style-name="T15"> / 2 + 1, 23))</text:span><text:span text:style-name="T11"> reikšmę</text:span><text:span text:style-name="T2">. <text:s/></text:span></text:p>
        </text:list-item>
        <text:list-item>
          <text:p text:style-name="P29"><text:span text:style-name="T2">Programa </text:span><text:span text:style-name="T11">apskaičiuoja ir išspausdina reiškinio </text:span><text:span text:style-name="T15">min(a / </text:span><text:span text:style-name="T19">b</text:span><text:span text:style-name="T15"> + b % 100, max(c, 1024, a))</text:span><text:span text:style-name="T11"> reikšmę</text:span><text:span text:style-name="T2">. <text:s text:c="2"/></text:span></text:p>
        </text:list-item>
        <text:list-item>
          <text:p text:style-name="P29"><text:span text:style-name="T2">Programa </text:span><text:span text:style-name="T11">apskaičiuoja ir išspausdina reiškinio </text:span><text:span text:style-name="T16">max</text:span><text:span text:style-name="T15">(a / 3, b % </text:span><text:span text:style-name="T19">a</text:span><text:span text:style-name="T15">, max(a / 2 + 1, </text:span><text:span text:style-name="T16">c</text:span><text:span text:style-name="T15">))</text:span><text:span text:style-name="T11"> reikšmę</text:span><text:span text:style-name="T2">. <text:s/></text:span></text:p>
        </text:list-item>
        <text:list-item>
          <text:p text:style-name="P30"><text:span text:style-name="T2">Programa </text:span><text:span text:style-name="T11">apskaičiuoja ir išspausdina reiškinio </text:span><text:span text:style-name="T15">min(</text:span><text:span text:style-name="T16">1000 / a</text:span><text:span text:style-name="T15">, </text:span><text:span text:style-name="T16">b </text:span><text:span text:style-name="T15">% </text:span><text:span text:style-name="T19">c</text:span><text:span text:style-name="T15">, max(a / 2 + 1, 23))</text:span><text:span text:style-name="T11"> reikšmę</text:span><text:span text:style-name="T2">. <text:s/></text:span></text:p>
        </text:list-item>
        <text:list-item>
          <text:p text:style-name="P30"><text:span text:style-name="T2">Programa </text:span><text:span text:style-name="T11">apskaičiuoja ir išspausdina reiškinio </text:span><text:span text:style-name="T15">min(a / 3, c % </text:span><text:span text:style-name="T19">a</text:span><text:span text:style-name="T16">) +</text:span><text:span text:style-name="T15"> max(</text:span><text:span text:style-name="T16">b</text:span><text:span text:style-name="T15"> / 2 + 1, 23)</text:span><text:span text:style-name="T11"> reikšmę</text:span><text:span text:style-name="T2">. <text:s text:c="2"/></text:span></text:p>
        </text:list-item>
        <text:list-item>
          <text:p text:style-name="P30"><text:span text:style-name="T2">Programa </text:span><text:span text:style-name="T11">apskaičiuoja ir išspausdina reiškinio </text:span><text:span text:style-name="T15">m</text:span><text:span text:style-name="T16">ax</text:span><text:span text:style-name="T15">(a / </text:span><text:span text:style-name="T18">4</text:span><text:span text:style-name="T15">, c % </text:span><text:span text:style-name="T19">b</text:span><text:span text:style-name="T16">) +</text:span><text:span text:style-name="T15"> m</text:span><text:span text:style-name="T16">in</text:span><text:span text:style-name="T15">(</text:span><text:span text:style-name="T16">b</text:span><text:span text:style-name="T15"> / 2 + 1, 23)</text:span><text:span text:style-name="T11"> reikšmę</text:span><text:span text:style-name="T2">. <text:s text:c="2"/></text:span></text:p>
        </text:list-item>
        <text:list-item>
          <text:p text:style-name="P30"><text:span text:style-name="T2">Programa </text:span><text:span text:style-name="T11">apskaičiuoja ir išspausdina reiškinio </text:span><text:span text:style-name="T15">min(</text:span><text:span text:style-name="T16">|</text:span><text:span text:style-name="T15">a / </text:span><text:span text:style-name="T18">8</text:span><text:span text:style-name="T15"> – </text:span><text:span text:style-name="T16">15|</text:span><text:span text:style-name="T15">, c % </text:span><text:span text:style-name="T19">a</text:span><text:span text:style-name="T16">) +</text:span><text:span text:style-name="T15"> max(</text:span><text:span text:style-name="T16">b</text:span><text:span text:style-name="T15"> / </text:span><text:span text:style-name="T16">8</text:span><text:span text:style-name="T15"> + </text:span><text:span text:style-name="T16">15</text:span><text:span text:style-name="T15">, </text:span><text:span text:style-name="T16">333</text:span><text:span text:style-name="T15">)</text:span><text:span text:style-name="T11"> reikšmę</text:span><text:span text:style-name="T2">. <text:s text:c="2"/></text:span></text:p>
        </text:list-item>
        <text:list-item>
          <text:p text:style-name="P30"><text:span text:style-name="T2">Programa </text:span><text:span text:style-name="T11">apskaičiuoja ir išspausdina reiškinio </text:span><text:span text:style-name="T16">|a-</text:span><text:span text:style-name="T19">b</text:span><text:span text:style-name="T16">| + |b % </text:span><text:span text:style-name="T19">a</text:span><text:span text:style-name="T16"> - 10|</text:span><text:span text:style-name="T11"> <text:s/></text:span><text:span text:style-name="T20">+ </text:span><text:span text:style-name="T16">max</text:span><text:span text:style-name="T20">(c%10,b%10) </text:span><text:span text:style-name="T11">reikšmę</text:span><text:span text:style-name="T2">. <text:s text:c="2"/></text:span></text:p>
        </text:list-item>
        <text:list-item>
          <text:p text:style-name="P31"><text:span text:style-name="T2">Programa </text:span><text:span text:style-name="T11">apskaičiuoja ir išspausdina reiškinio </text:span><text:span text:style-name="T21">|</text:span><text:span text:style-name="T16">|a-</text:span><text:span text:style-name="T19">c</text:span><text:span text:style-name="T16">| - |b % </text:span><text:span text:style-name="T19">c</text:span><text:span text:style-name="T16"> - 10|</text:span><text:span text:style-name="T21">|</text:span><text:span text:style-name="T11"> </text:span><text:span text:style-name="T20">+ </text:span><text:span text:style-name="T16">m</text:span><text:span text:style-name="T17">in</text:span><text:span text:style-name="T20">(c%10,b%10) </text:span><text:span text:style-name="T11">reikšmę</text:span><text:span text:style-name="T2">. <text:s text:c="2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03T16:32:37.843274259</meta:creation-date>
    <meta:editing-duration>PT1H26M23S</meta:editing-duration>
    <meta:editing-cycles>16</meta:editing-cycles>
    <meta:generator>LibreOffice/6.4.6.2$Linux_X86_64 LibreOffice_project/40$Build-2</meta:generator>
    <dc:date>2021-09-15T06:13:11.433754089</dc:date>
    <meta:document-statistic meta:table-count="1" meta:image-count="0" meta:object-count="0" meta:page-count="3" meta:paragraph-count="204" meta:word-count="805" meta:character-count="4485" meta:non-whitespace-character-count="3863"/>
  </office:meta>
</office:document-meta>
</file>